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 dati sono nell’ordine con cui abbiamo preso i diffrattogrammi. Albi per favore fai anche questo please please please.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sigma_delta</text:p>
          </table:table-cell>
          <table:table-cell/>
          <table:table-cell office:value-type="string" calcext:value-type="string">
            <text:p>Delta</text:p>
          </table:table-cell>
          <table:table-cell office:value-type="string" calcext:value-type="string">
            <text:p>sigma_Delta</text:p>
          </table:table-cell>
        </table:table-row>
        <table:table-row table:style-name="ro1">
          <table:table-cell office:value-type="float" office:value="273.3318" calcext:value-type="float">
            <text:p>273,3318</text:p>
          </table:table-cell>
          <table:table-cell office:value-type="float" office:value="8.66283136998776" calcext:value-type="float">
            <text:p>8,66283136998776</text:p>
          </table:table-cell>
          <table:table-cell/>
          <table:table-cell office:value-type="float" office:value="4473.79786973684" calcext:value-type="float">
            <text:p>4473,79786973684</text:p>
          </table:table-cell>
          <table:table-cell office:value-type="float" office:value="35.428333461075" calcext:value-type="float">
            <text:p>35,428333461075</text:p>
          </table:table-cell>
        </table:table-row>
        <table:table-row table:style-name="ro1">
          <table:table-cell office:value-type="float" office:value="364.521198809524" calcext:value-type="float">
            <text:p>364,521198809524</text:p>
          </table:table-cell>
          <table:table-cell office:value-type="float" office:value="20.7574578915672" calcext:value-type="float">
            <text:p>20,7574578915672</text:p>
          </table:table-cell>
          <table:table-cell/>
          <table:table-cell office:value-type="float" office:value="4492.995351" calcext:value-type="float">
            <text:p>4492,995351</text:p>
          </table:table-cell>
          <table:table-cell office:value-type="float" office:value="22.7803969220527" calcext:value-type="float">
            <text:p>22,7803969220527</text:p>
          </table:table-cell>
        </table:table-row>
        <table:table-row table:style-name="ro1">
          <table:table-cell office:value-type="float" office:value="387.4279875" calcext:value-type="float">
            <text:p>387,4279875</text:p>
          </table:table-cell>
          <table:table-cell office:value-type="float" office:value="12.7276052047816" calcext:value-type="float">
            <text:p>12,7276052047816</text:p>
          </table:table-cell>
          <table:table-cell/>
          <table:table-cell office:value-type="float" office:value="4534.23693942308" calcext:value-type="float">
            <text:p>4534,23693942308</text:p>
          </table:table-cell>
          <table:table-cell office:value-type="float" office:value="26.5406716106092" calcext:value-type="float">
            <text:p>26,5406716106092</text:p>
          </table:table-cell>
        </table:table-row>
        <table:table-row table:style-name="ro1">
          <table:table-cell office:value-type="float" office:value="476.231360294118" calcext:value-type="float">
            <text:p>476,231360294118</text:p>
          </table:table-cell>
          <table:table-cell office:value-type="float" office:value="20.8456162243291" calcext:value-type="float">
            <text:p>20,8456162243291</text:p>
          </table:table-cell>
          <table:table-cell/>
          <table:table-cell office:value-type="float" office:value="4515.17527307692" calcext:value-type="float">
            <text:p>4515,17527307692</text:p>
          </table:table-cell>
          <table:table-cell office:value-type="float" office:value="48.3846808522158" calcext:value-type="float">
            <text:p>48,3846808522158</text:p>
          </table:table-cell>
        </table:table-row>
        <table:table-row table:style-name="ro1">
          <table:table-cell office:value-type="float" office:value="511.603837500001" calcext:value-type="float">
            <text:p>511,603837500001</text:p>
          </table:table-cell>
          <table:table-cell office:value-type="float" office:value="23.9835375865237" calcext:value-type="float">
            <text:p>23,9835375865237</text:p>
          </table:table-cell>
          <table:table-cell/>
          <table:table-cell office:value-type="float" office:value="4721.02548125" calcext:value-type="float">
            <text:p>4721,02548125</text:p>
          </table:table-cell>
          <table:table-cell office:value-type="float" office:value="182.424371122416" calcext:value-type="float">
            <text:p>182,424371122416</text:p>
          </table:table-cell>
        </table:table-row>
        <table:table-row table:style-name="ro1">
          <table:table-cell office:value-type="float" office:value="369.469450000001" calcext:value-type="float">
            <text:p>369,469450000001</text:p>
          </table:table-cell>
          <table:table-cell office:value-type="float" office:value="35.2988643417401" calcext:value-type="float">
            <text:p>35,2988643417401</text:p>
          </table:table-cell>
          <table:table-cell/>
          <table:table-cell office:value-type="float" office:value="4485.43944166667" calcext:value-type="float">
            <text:p>4485,43944166667</text:p>
          </table:table-cell>
          <table:table-cell office:value-type="float" office:value="16.8996739464339" calcext:value-type="float">
            <text:p>16,89967394643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3P0"/>
    </number:currency-style>
    <number:time-style style:name="N114">
      <number:minutes number:style="long"/>
      <number:text>.</number:text>
      <number:seconds number:style="long"/>
    </number:time-style>
    <number:time-style style:name="N115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6">
      <number:minutes number:style="long"/>
      <number:text>.</number:text>
      <number:seconds number:style="long" number:decimal-places="1"/>
    </number:time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:</number:text>
      <number:minutes number:style="long"/>
      <number:text> </number:text>
      <number:am-pm/>
    </number:time-style>
    <number:time-style style:name="N10108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9" number:language="it" number:country="IT">
      <number:hours/>
      <number:text>:</number:text>
      <number:minutes number:style="long"/>
    </number:time-style>
    <number:time-style style:name="N10110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7P0"/>
    </number:number-style>
    <number:time-style style:name="N10118" number:language="it" number:country="IT">
      <number:hours/>
      <number:text>.</number:text>
      <number:minutes number:style="long"/>
      <number:text> </number:text>
      <number:am-pm/>
    </number:time-style>
    <number:time-style style:name="N10119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20" number:language="it" number:country="IT">
      <number:hours/>
      <number:text>.</number:text>
      <number:minutes number:style="long"/>
    </number:time-style>
    <number:time-style style:name="N10121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22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8">00/00/0000</text:date>, <text:time style:data-style-name="N2" text:time-value="18:12:11.584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22:59:15.818000000</meta:creation-date>
    <dc:date>2019-02-18T18:16:33.568000000</dc:date>
    <meta:editing-duration>PT25M30S</meta:editing-duration>
    <meta:editing-cycles>6</meta:editing-cycles>
    <meta:generator>LibreOffice/6.1.2.1$Windows_X86_64 LibreOffice_project/65905a128db06ba48db947242809d14d3f9a93fe</meta:generator>
    <meta:document-statistic meta:table-count="1" meta:cell-count="29" meta:object-count="0"/>
  </office:meta>
</office:document-meta>
</file>